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/>
    <style:style style:name="ce2" style:family="table-cell" style:parent-style-name="Default" style:data-style-name="N110"/>
    <style:style style:name="ce3" style:family="table-cell" style:parent-style-name="Default" style:data-style-name="N0"/>
    <style:style style:name="ce4" style:family="table-cell" style:parent-style-name="Default" style:data-style-name="N112"/>
    <style:style style:name="ce5" style:family="table-cell" style:parent-style-name="Default" style:data-style-name="N60"/>
    <style:style style:name="ce6" style:family="table-cell" style:parent-style-name="Default" style:data-style-name="N114"/>
    <style:style style:name="ce7" style:family="table-cell" style:parent-style-name="Default" style:data-style-name="N113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>
            <text:p>_T</text:p>
          </table:table-cell>
          <table:table-cell table:style-name="ce2" office:value-type="float" office:value="270">
            <text:p>270.00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rho</text:p>
          </table:table-cell>
          <table:table-cell table:style-name="ce2" office:value-type="float" office:value="11">
            <text:p>11.000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2"/>
          <table:table-cell/>
          <table:table-cell office:value-type="string">
            <text:p>_R</text:p>
          </table:table-cell>
          <table:table-cell table:formula="oooc:=8.31451" office:value-type="float" office:value="8.31451">
            <text:p>8.3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au</text:p>
          </table:table-cell>
          <table:table-cell table:style-name="ce2" table:formula="oooc:=[.E4]/[.B1]" office:value-type="float" office:value="0.467377777777778">
            <text:p>0.467</text:p>
          </table:table-cell>
          <table:table-cell/>
          <table:table-cell office:value-type="string">
            <text:p>T_star</text:p>
          </table:table-cell>
          <table:table-cell table:style-name="ce2" office:value-type="float" office:value="126.192">
            <text:p>126.19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elta</text:p>
          </table:table-cell>
          <table:table-cell table:style-name="ce2" table:formula="oooc:=[.B2]/[.E5]" office:value-type="float" office:value="0.983556719927753">
            <text:p>0.984</text:p>
          </table:table-cell>
          <table:table-cell/>
          <table:table-cell office:value-type="string">
            <text:p>rho_star</text:p>
          </table:table-cell>
          <table:table-cell table:style-name="ce4" office:value-type="float" office:value="11.1839">
            <text:p>11.183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>
          <table:table-cell table:style-name="ce1" office:value-type="string">
            <text:p>RTrho</text:p>
          </table:table-cell>
          <table:table-cell table:style-name="ce2" table:formula="oooc:=[.E3]*[.B1]*[.B2]" office:value-type="float" office:value="24694.0947">
            <text:p>24694.095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2" table:formula="oooc:=1+delta*phir_del" office:value-type="float" office:value="1.09589340254608">
            <text:p>1.096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p</text:p>
          </table:table-cell>
          <table:table-cell table:style-name="ce3" table:formula="oooc:=_RTrho*[.B8]" office:value-type="float" office:value="27062.0954635782">
            <text:p>27062.1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1"/>
          <table:table-cell table:style-name="ce2"/>
          <table:table-cell table:number-columns-repeated="10"/>
        </table:table-row>
        <table:table-row table:style-name="ro1">
          <table:table-cell table:style-name="ce1" office:value-type="string">
            <text:p>IDEAL</text:p>
          </table:table-cell>
          <table:table-cell table:style-name="ce2"/>
          <table:table-cell table:number-columns-repeated="10"/>
        </table:table-row>
        <table:table-row table:style-name="ro1" table:number-rows-repeated="4">
          <table:table-cell table:style-name="ce1"/>
          <table:table-cell table:style-name="ce2"/>
          <table:table-cell table:number-columns-repeated="10"/>
        </table:table-row>
        <table:table-row table:style-name="ro1">
          <table:table-cell table:style-name="ce1" office:value-type="string">
            <text:p>RESIDUAL</text:p>
          </table:table-cell>
          <table:table-cell table:style-name="ce2"/>
          <table:table-cell table:number-columns-repeated="7"/>
          <table:table-cell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2"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table:number-columns-repeated="8"/>
        </table:table-row>
        <table:table-row table:style-name="ro1">
          <table:table-cell table:style-name="ce1" office:value-type="float" office:value="0.924803575275">
            <text:p>9.248035753E-1</text:p>
          </table:table-cell>
          <table:table-cell table:style-name="ce2" office:value-type="float" office:value="0.25">
            <text:p>0.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18]*(tau^[.B18])*(delta^([.C18]-1))*([.D18]*(delta^[.D18]) - [.C18])" office:value-type="float" office:value="0.764656729354016">
            <text:p>0.764657</text:p>
          </table:table-cell>
          <table:table-cell table:style-name="ce4" table:formula="oooc:=IF([.D18]=0;1;EXP(-(delta^[.D18])))" office:value-type="float" office:value="1">
            <text:p>1.0000</text:p>
          </table:table-cell>
          <table:table-cell table:style-name="ce4"/>
          <table:table-cell table:style-name="ce4" table:formula="oooc:=a*tau^t*delta^d*[.H18]" office:value-type="float" office:value="0.75208326459412">
            <text:p>0.7521</text:p>
          </table:table-cell>
          <table:table-cell table:formula="oooc:=[.G18]*[.H18]" office:value-type="float" office:value="0.764656729354016">
            <text:p>0.764657</text:p>
          </table:table-cell>
          <table:table-cell table:style-name="ce7" table:formula="oooc:=[.A18]*[.B18]*(tau^([.B18]-1))*(delta^[.C18])*[.H18]" office:value-type="float" office:value="0.402288737480213">
            <text:p>0.40229</text:p>
          </table:table-cell>
        </table:table-row>
        <table:table-row table:style-name="ro1">
          <table:table-cell table:style-name="ce1" office:value-type="float" office:value="-0.492448489428">
            <text:p>-4.924484894E-1</text:p>
          </table:table-cell>
          <table:table-cell table:style-name="ce2" office:value-type="float" office:value="0.875">
            <text:p>0.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19]*(tau^[.B19])*(delta^([.C19]-1))*([.D19]*(delta^[.D19]) - [.C19])" office:value-type="float" office:value="-0.253116444579734">
            <text:p>-0.253116</text:p>
          </table:table-cell>
          <table:table-cell table:style-name="ce4" table:formula="oooc:=IF([.D19]=0;1;EXP(-(delta^[.D19])))" office:value-type="float" office:value="1">
            <text:p>1.0000</text:p>
          </table:table-cell>
          <table:table-cell table:style-name="ce4"/>
          <table:table-cell table:style-name="ce4" table:formula="oooc:=a*tau^t*delta^d*[.H19]" office:value-type="float" office:value="-0.248954379990618">
            <text:p>-0.2490</text:p>
          </table:table-cell>
          <table:table-cell table:formula="oooc:=[.G19]*[.H19]" office:value-type="float" office:value="-0.253116444579734">
            <text:p>-0.253116</text:p>
          </table:table-cell>
          <table:table-cell table:style-name="ce7" table:formula="oooc:=[.A19]*[.B19]*(tau^([.B19]-1))*(delta^[.C19])*[.H19]" office:value-type="float" office:value="-0.466079246487761">
            <text:p>-0.46608</text:p>
          </table:table-cell>
        </table:table-row>
        <table:table-row table:style-name="ro1">
          <table:table-cell table:style-name="ce1" office:value-type="float" office:value="0.661883336938">
            <text:p>6.618833369E-1</text:p>
          </table:table-cell>
          <table:table-cell table:style-name="ce2" office:value-type="float" office:value="0.5">
            <text:p>0.5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0]*(tau^[.B20])*(delta^([.C20]-1))*([.D20]*(delta^[.D20]) - [.C20])" office:value-type="float" office:value="0.890112465343217">
            <text:p>0.890112</text:p>
          </table:table-cell>
          <table:table-cell table:style-name="ce4" table:formula="oooc:=IF([.D20]=0;1;EXP(-(delta^[.D20])))" office:value-type="float" office:value="1">
            <text:p>1.0000</text:p>
          </table:table-cell>
          <table:table-cell table:style-name="ce4"/>
          <table:table-cell table:style-name="ce4" table:formula="oooc:=a*tau^t*delta^d*[.H20]" office:value-type="float" office:value="0.43773804838989">
            <text:p>0.4377</text:p>
          </table:table-cell>
          <table:table-cell table:formula="oooc:=[.G20]*[.H20]" office:value-type="float" office:value="0.890112465343217">
            <text:p>0.890112</text:p>
          </table:table-cell>
          <table:table-cell table:style-name="ce7" table:formula="oooc:=[.A20]*[.B20]*(tau^([.B20]-1))*(delta^[.C20])*[.H20]" office:value-type="float" office:value="0.46829146485225">
            <text:p>0.46829</text:p>
          </table:table-cell>
        </table:table-row>
        <table:table-row table:style-name="ro1">
          <table:table-cell table:style-name="ce1" office:value-type="float" office:value="-1.92902649201">
            <text:p>-1.929026492E+0</text:p>
          </table:table-cell>
          <table:table-cell table:style-name="ce2" office:value-type="float" office:value="0.875">
            <text:p>0.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1]*(tau^[.B21])*(delta^([.C21]-1))*([.D21]*(delta^[.D21]) - [.C21])" office:value-type="float" office:value="-1.9504155444223">
            <text:p>-1.950416</text:p>
          </table:table-cell>
          <table:table-cell table:style-name="ce4" table:formula="oooc:=IF([.D21]=0;1;EXP(-(delta^[.D21])))" office:value-type="float" office:value="1">
            <text:p>1.0000</text:p>
          </table:table-cell>
          <table:table-cell table:style-name="ce4"/>
          <table:table-cell table:style-name="ce4" table:formula="oooc:=a*tau^t*delta^d*[.H21]" office:value-type="float" office:value="-0.959172157684051">
            <text:p>-0.9592</text:p>
          </table:table-cell>
          <table:table-cell table:formula="oooc:=[.G21]*[.H21]" office:value-type="float" office:value="-1.9504155444223">
            <text:p>-1.950416</text:p>
          </table:table-cell>
          <table:table-cell table:style-name="ce7" table:formula="oooc:=[.A21]*[.B21]*(tau^([.B21]-1))*(delta^[.C21])*[.H21]" office:value-type="float" office:value="-1.7957114734124">
            <text:p>-1.79571</text:p>
          </table:table-cell>
        </table:table-row>
        <table:table-row table:style-name="ro1">
          <table:table-cell table:style-name="ce1" office:value-type="float" office:value="-0.0622469309629">
            <text:p>-6.224693096E-2</text:p>
          </table:table-cell>
          <table:table-cell table:style-name="ce2" office:value-type="float" office:value="0.375">
            <text:p>0.3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2]*(tau^[.B22])*(delta^([.C22]-1))*([.D22]*(delta^[.D22]) - [.C22])" office:value-type="float" office:value="-0.13581994197987">
            <text:p>-0.135820</text:p>
          </table:table-cell>
          <table:table-cell table:style-name="ce4" table:formula="oooc:=IF([.D22]=0;1;EXP(-(delta^[.D22])))" office:value-type="float" office:value="1">
            <text:p>1.0000</text:p>
          </table:table-cell>
          <table:table-cell table:style-name="ce4"/>
          <table:table-cell table:style-name="ce4" table:formula="oooc:=a*tau^t*delta^d*[.H22]" office:value-type="float" office:value="-0.0445288722114995">
            <text:p>-0.0445</text:p>
          </table:table-cell>
          <table:table-cell table:formula="oooc:=[.G22]*[.H22]" office:value-type="float" office:value="-0.13581994197987">
            <text:p>-0.135820</text:p>
          </table:table-cell>
          <table:table-cell table:style-name="ce7" table:formula="oooc:=[.A22]*[.B22]*(tau^([.B22]-1))*(delta^[.C22])*[.H22]" office:value-type="float" office:value="-0.0357276872655503">
            <text:p>-0.03573</text:p>
          </table:table-cell>
        </table:table-row>
        <table:table-row table:style-name="ro1">
          <table:table-cell table:style-name="ce1" office:value-type="float" office:value="0.349943957581">
            <text:p>3.499439576E-1</text:p>
          </table:table-cell>
          <table:table-cell table:style-name="ce2" office:value-type="float" office:value="0.75">
            <text:p>0.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3]*(tau^[.B23])*(delta^([.C23]-1))*([.D23]*(delta^[.D23]) - [.C23])" office:value-type="float" office:value="0.574076300255518">
            <text:p>0.574076</text:p>
          </table:table-cell>
          <table:table-cell table:style-name="ce4" table:formula="oooc:=IF([.D23]=0;1;EXP(-(delta^[.D23])))" office:value-type="float" office:value="1">
            <text:p>1.0000</text:p>
          </table:table-cell>
          <table:table-cell table:style-name="ce4"/>
          <table:table-cell table:style-name="ce4" table:formula="oooc:=a*tau^t*delta^d*[.H23]" office:value-type="float" office:value="0.188212200955859">
            <text:p>0.1882</text:p>
          </table:table-cell>
          <table:table-cell table:formula="oooc:=[.G23]*[.H23]" office:value-type="float" office:value="0.574076300255518">
            <text:p>0.574076</text:p>
          </table:table-cell>
          <table:table-cell table:style-name="ce7" table:formula="oooc:=[.A23]*[.B23]*(tau^([.B23]-1))*(delta^[.C23])*[.H23]" office:value-type="float" office:value="0.302023667851857">
            <text:p>0.30202</text:p>
          </table:table-cell>
        </table:table-row>
        <table:table-row table:style-name="ro1">
          <table:table-cell table:style-name="ce1" office:value-type="float" office:value="0.564857472498">
            <text:p>5.648574725E-1</text:p>
          </table:table-cell>
          <table:table-cell table:style-name="ce2" office:value-type="float" office:value="0.5">
            <text:p>0.5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24]*(tau^[.B24])*(delta^([.C24]-1))*([.D24]*(delta^[.D24]) - [.C24])" office:value-type="float" office:value="0.00634981923523857">
            <text:p>0.006350</text:p>
          </table:table-cell>
          <table:table-cell table:style-name="ce4" table:formula="oooc:=IF([.D24]=0;1;EXP(-(delta^[.D24])))" office:value-type="float" office:value="0.373978593465948">
            <text:p>0.3740</text:p>
          </table:table-cell>
          <table:table-cell table:style-name="ce4"/>
          <table:table-cell table:style-name="ce4" table:formula="oooc:=a*tau^t*delta^d*[.H24]" office:value-type="float" office:value="0.142042746764181">
            <text:p>0.1420</text:p>
          </table:table-cell>
          <table:table-cell table:formula="oooc:=[.G24]*[.H24]" office:value-type="float" office:value="0.00237469646635754">
            <text:p>0.002375</text:p>
          </table:table-cell>
          <table:table-cell table:style-name="ce7" table:formula="oooc:=[.A24]*[.B24]*(tau^([.B24]-1))*(delta^[.C24])*[.H24]" office:value-type="float" office:value="0.151957103565713">
            <text:p>0.15196</text:p>
          </table:table-cell>
        </table:table-row>
        <table:table-row table:style-name="ro1">
          <table:table-cell table:style-name="ce1" office:value-type="float" office:value="-1.61720005987">
            <text:p>-1.617200060E+0</text:p>
          </table:table-cell>
          <table:table-cell table:style-name="ce2" office:value-type="float" office:value="0.75">
            <text:p>0.75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25]*(tau^[.B25])*(delta^([.C25]-1))*([.D25]*(delta^[.D25]) - [.C25])" office:value-type="float" office:value="-0.015031532052715">
            <text:p>-0.015032</text:p>
          </table:table-cell>
          <table:table-cell table:style-name="ce4" table:formula="oooc:=IF([.D25]=0;1;EXP(-(delta^[.D25])))" office:value-type="float" office:value="0.373978593465948">
            <text:p>0.3740</text:p>
          </table:table-cell>
          <table:table-cell table:style-name="ce4"/>
          <table:table-cell table:style-name="ce4" table:formula="oooc:=a*tau^t*delta^d*[.H25]" office:value-type="float" office:value="-0.336248957921911">
            <text:p>-0.3362</text:p>
          </table:table-cell>
          <table:table-cell table:formula="oooc:=[.G25]*[.H25]" office:value-type="float" office:value="-0.00562147121471267">
            <text:p>-0.005621</text:p>
          </table:table-cell>
          <table:table-cell table:style-name="ce7" table:formula="oooc:=[.A25]*[.B25]*(tau^([.B25]-1))*(delta^[.C25])*[.H25]" office:value-type="float" office:value="-0.53957789700763">
            <text:p>-0.53958</text:p>
          </table:table-cell>
        </table:table-row>
        <table:table-row table:style-name="ro1">
          <table:table-cell table:style-name="ce1" office:value-type="float" office:value="-0.481395031883">
            <text:p>-4.813950319E-1</text:p>
          </table:table-cell>
          <table:table-cell table:style-name="ce2" office:value-type="float" office:value="2">
            <text:p>2.0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26]*(tau^[.B26])*(delta^([.C26]-1))*([.D26]*(delta^[.D26]) - [.C26])" office:value-type="float" office:value="-0.00172912415061165">
            <text:p>-0.001729</text:p>
          </table:table-cell>
          <table:table-cell table:style-name="ce4" table:formula="oooc:=IF([.D26]=0;1;EXP(-(delta^[.D26])))" office:value-type="float" office:value="0.373978593465948">
            <text:p>0.3740</text:p>
          </table:table-cell>
          <table:table-cell table:style-name="ce4"/>
          <table:table-cell table:style-name="ce4" table:formula="oooc:=a*tau^t*delta^d*[.H26]" office:value-type="float" office:value="-0.0386797694155041">
            <text:p>-0.0387</text:p>
          </table:table-cell>
          <table:table-cell table:formula="oooc:=[.G26]*[.H26]" office:value-type="float" office:value="-0.000646655417773745">
            <text:p>-0.000647</text:p>
          </table:table-cell>
          <table:table-cell table:style-name="ce7" table:formula="oooc:=[.A26]*[.B26]*(tau^([.B26]-1))*(delta^[.C26])*[.H26]" office:value-type="float" office:value="-0.165518222108947">
            <text:p>-0.16552</text:p>
          </table:table-cell>
        </table:table-row>
        <table:table-row table:style-name="ro1">
          <table:table-cell table:style-name="ce1" office:value-type="float" office:value="0.421150636384">
            <text:p>4.211506364E-1</text:p>
          </table:table-cell>
          <table:table-cell table:style-name="ce2" office:value-type="float" office:value="1.25">
            <text:p>1.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7]*(tau^[.B27])*(delta^([.C27]-1))*([.D27]*(delta^[.D27]) - [.C27])" office:value-type="float" office:value="0.317473416511564">
            <text:p>0.317473</text:p>
          </table:table-cell>
          <table:table-cell table:style-name="ce4" table:formula="oooc:=IF([.D27]=0;1;EXP(-(delta^[.D27])))" office:value-type="float" office:value="0.373978593465948">
            <text:p>0.3740</text:p>
          </table:table-cell>
          <table:table-cell table:style-name="ce4"/>
          <table:table-cell table:style-name="ce4" table:formula="oooc:=a*tau^t*delta^d*[.H27]" office:value-type="float" office:value="0.0579118593927757">
            <text:p>0.0579</text:p>
          </table:table-cell>
          <table:table-cell table:formula="oooc:=[.G27]*[.H27]" office:value-type="float" office:value="0.118728261769824">
            <text:p>0.118728</text:p>
          </table:table-cell>
          <table:table-cell table:style-name="ce7" table:formula="oooc:=[.A27]*[.B27]*(tau^([.B27]-1))*(delta^[.C27])*[.H27]" office:value-type="float" office:value="0.154885036650991">
            <text:p>0.15489</text:p>
          </table:table-cell>
        </table:table-row>
        <table:table-row table:style-name="ro1">
          <table:table-cell table:style-name="ce1" office:value-type="float" office:value="-0.0161962230825">
            <text:p>-1.619622308E-2</text:p>
          </table:table-cell>
          <table:table-cell table:style-name="ce2" office:value-type="float" office:value="3.5">
            <text:p>3.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8]*(tau^[.B28])*(delta^([.C28]-1))*([.D28]*(delta^[.D28]) - [.C28])" office:value-type="float" office:value="-0.00220514315173114">
            <text:p>-0.002205</text:p>
          </table:table-cell>
          <table:table-cell table:style-name="ce4" table:formula="oooc:=IF([.D28]=0;1;EXP(-(delta^[.D28])))" office:value-type="float" office:value="0.373978593465948">
            <text:p>0.3740</text:p>
          </table:table-cell>
          <table:table-cell table:style-name="ce4"/>
          <table:table-cell table:style-name="ce4" table:formula="oooc:=a*tau^t*delta^d*[.H28]" office:value-type="float" office:value="-0.000402250813775913">
            <text:p>-0.0004</text:p>
          </table:table-cell>
          <table:table-cell table:formula="oooc:=[.G28]*[.H28]" office:value-type="float" office:value="-0.000824676334275478">
            <text:p>-0.000825</text:p>
          </table:table-cell>
          <table:table-cell table:style-name="ce7" table:formula="oooc:=[.A28]*[.B28]*(tau^([.B28]-1))*(delta^[.C28])*[.H28]" office:value-type="float" office:value="-0.00301229094568782">
            <text:p>-0.00301</text:p>
          </table:table-cell>
        </table:table-row>
        <table:table-row table:style-name="ro1">
          <table:table-cell table:style-name="ce1" office:value-type="float" office:value="0.172100994165">
            <text:p>1.721009942E-1</text:p>
          </table:table-cell>
          <table:table-cell table:style-name="ce2" office:value-type="float" office:value="1">
            <text:p>1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29]*(tau^[.B29])*(delta^([.C29]-1))*([.D29]*(delta^[.D29]) - [.C29])" office:value-type="float" office:value="0.230857948336419">
            <text:p>0.230858</text:p>
          </table:table-cell>
          <table:table-cell table:style-name="ce4" table:formula="oooc:=IF([.D29]=0;1;EXP(-(delta^[.D29])))" office:value-type="float" office:value="0.373978593465948">
            <text:p>0.3740</text:p>
          </table:table-cell>
          <table:table-cell table:style-name="ce4"/>
          <table:table-cell table:style-name="ce4" table:formula="oooc:=a*tau^t*delta^d*[.H29]" office:value-type="float" office:value="0.0281511293382116">
            <text:p>0.0282</text:p>
          </table:table-cell>
          <table:table-cell table:formula="oooc:=[.G29]*[.H29]" office:value-type="float" office:value="0.0863359308092884">
            <text:p>0.086336</text:p>
          </table:table-cell>
          <table:table-cell table:style-name="ce7" table:formula="oooc:=[.A29]*[.B29]*(tau^([.B29]-1))*(delta^[.C29])*[.H29]" office:value-type="float" office:value="0.0602320663854852">
            <text:p>0.06023</text:p>
          </table:table-cell>
        </table:table-row>
        <table:table-row table:style-name="ro1">
          <table:table-cell table:style-name="ce1" office:value-type="float" office:value="0.00735448924933">
            <text:p>7.354489249E-3</text:p>
          </table:table-cell>
          <table:table-cell table:style-name="ce2" office:value-type="float" office:value="0.5">
            <text:p>0.5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0]*(tau^[.B30])*(delta^([.C30]-1))*([.D30]*(delta^[.D30]) - [.C30])" office:value-type="float" office:value="0.0232155781177175">
            <text:p>0.023216</text:p>
          </table:table-cell>
          <table:table-cell table:style-name="ce4" table:formula="oooc:=IF([.D30]=0;1;EXP(-(delta^[.D30])))" office:value-type="float" office:value="0.373978593465948">
            <text:p>0.3740</text:p>
          </table:table-cell>
          <table:table-cell table:style-name="ce4"/>
          <table:table-cell table:style-name="ce4" table:formula="oooc:=a*tau^t*delta^d*[.H30]" office:value-type="float" office:value="0.00170227511631365">
            <text:p>0.0017</text:p>
          </table:table-cell>
          <table:table-cell table:formula="oooc:=[.G30]*[.H30]" office:value-type="float" office:value="0.00868212925096283">
            <text:p>0.008682</text:p>
          </table:table-cell>
          <table:table-cell table:style-name="ce7" table:formula="oooc:=[.A30]*[.B30]*(tau^([.B30]-1))*(delta^[.C30])*[.H30]" office:value-type="float" office:value="0.00182109119993615">
            <text:p>0.00182</text:p>
          </table:table-cell>
        </table:table-row>
        <table:table-row table:style-name="ro1">
          <table:table-cell table:style-name="ce1" office:value-type="float" office:value="0.0168077305479">
            <text:p>1.680773055E-2</text:p>
          </table:table-cell>
          <table:table-cell table:style-name="ce2" office:value-type="float" office:value="3">
            <text:p>3.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1]*(tau^[.B31])*(delta^([.C31]-1))*([.D31]*(delta^[.D31]) - [.C31])" office:value-type="float" office:value="0.00792330202517412">
            <text:p>0.007923</text:p>
          </table:table-cell>
          <table:table-cell table:style-name="ce4" table:formula="oooc:=IF([.D31]=0;1;EXP(-(delta^[.D31])))" office:value-type="float" office:value="0.373978593465948">
            <text:p>0.3740</text:p>
          </table:table-cell>
          <table:table-cell table:style-name="ce4"/>
          <table:table-cell table:style-name="ce4" table:formula="oooc:=a*tau^t*delta^d*[.H31]" office:value-type="float" office:value="0.000580973681038683">
            <text:p>0.0006</text:p>
          </table:table-cell>
          <table:table-cell table:formula="oooc:=[.G31]*[.H31]" office:value-type="float" office:value="0.00296314534698051">
            <text:p>0.002963</text:p>
          </table:table-cell>
          <table:table-cell table:style-name="ce7" table:formula="oooc:=[.A31]*[.B31]*(tau^([.B31]-1))*(delta^[.C31])*[.H31]" office:value-type="float" office:value="0.00372914829498965">
            <text:p>0.00373</text:p>
          </table:table-cell>
        </table:table-row>
        <table:table-row table:style-name="ro1">
          <table:table-cell table:style-name="ce1" office:value-type="float" office:value="-0.00107626664179">
            <text:p>-1.076266642E-3</text:p>
          </table:table-cell>
          <table:table-cell table:style-name="ce2" office:value-type="float" office:value="0">
            <text:p>0.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2]*(tau^[.B32])*(delta^([.C32]-1))*([.D32]*(delta^[.D32]) - [.C32])" office:value-type="float" office:value="-0.00586213973247224">
            <text:p>-0.005862</text:p>
          </table:table-cell>
          <table:table-cell table:style-name="ce4" table:formula="oooc:=IF([.D32]=0;1;EXP(-(delta^[.D32])))" office:value-type="float" office:value="0.373978593465948">
            <text:p>0.3740</text:p>
          </table:table-cell>
          <table:table-cell table:style-name="ce4"/>
          <table:table-cell table:style-name="ce4" table:formula="oooc:=a*tau^t*delta^d*[.H32]" office:value-type="float" office:value="-0.000358395454868288">
            <text:p>-0.0004</text:p>
          </table:table-cell>
          <table:table-cell table:formula="oooc:=[.G32]*[.H32]" office:value-type="float" office:value="-0.00219231477185082">
            <text:p>-0.002192</text:p>
          </table:table-cell>
          <table:table-cell table:style-name="ce7" table:formula="oooc:=[.A32]*[.B32]*(tau^([.B32]-1))*(delta^[.C32])*[.H32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137318088513">
            <text:p>-1.373180885E-2</text:p>
          </table:table-cell>
          <table:table-cell table:style-name="ce2" office:value-type="float" office:value="2.75">
            <text:p>2.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3]*(tau^[.B33])*(delta^([.C33]-1))*([.D33]*(delta^[.D33]) - [.C33])" office:value-type="float" office:value="-0.00923530406797555">
            <text:p>-0.009235</text:p>
          </table:table-cell>
          <table:table-cell table:style-name="ce4" table:formula="oooc:=IF([.D33]=0;1;EXP(-(delta^[.D33])))" office:value-type="float" office:value="0.373978593465948">
            <text:p>0.3740</text:p>
          </table:table-cell>
          <table:table-cell table:style-name="ce4"/>
          <table:table-cell table:style-name="ce4" table:formula="oooc:=a*tau^t*delta^d*[.H33]" office:value-type="float" office:value="-0.000564621648978192">
            <text:p>-0.0006</text:p>
          </table:table-cell>
          <table:table-cell table:formula="oooc:=[.G33]*[.H33]" office:value-type="float" office:value="-0.00345380602557184">
            <text:p>-0.003454</text:p>
          </table:table-cell>
          <table:table-cell table:style-name="ce7" table:formula="oooc:=[.A33]*[.B33]*(tau^([.B33]-1))*(delta^[.C33])*[.H33]" office:value-type="float" office:value="-0.00332217235931206">
            <text:p>-0.00332</text:p>
          </table:table-cell>
        </table:table-row>
        <table:table-row table:style-name="ro1">
          <table:table-cell table:style-name="ce1" office:value-type="float" office:value="0.000635466899859">
            <text:p>6.354668999E-4</text:p>
          </table:table-cell>
          <table:table-cell table:style-name="ce2" office:value-type="float" office:value="0.75">
            <text:p>0.7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4]*(tau^[.B34])*(delta^([.C34]-1))*([.D34]*(delta^[.D34]) - [.C34])" office:value-type="float" office:value="0.0022441757589934">
            <text:p>0.002244</text:p>
          </table:table-cell>
          <table:table-cell table:style-name="ce4" table:formula="oooc:=IF([.D34]=0;1;EXP(-(delta^[.D34])))" office:value-type="float" office:value="0.373978593465948">
            <text:p>0.3740</text:p>
          </table:table-cell>
          <table:table-cell table:style-name="ce4"/>
          <table:table-cell table:style-name="ce4" table:formula="oooc:=a*tau^t*delta^d*[.H34]" office:value-type="float" office:value="0.000117648393706557">
            <text:p>0.0001</text:p>
          </table:table-cell>
          <table:table-cell table:formula="oooc:=[.G34]*[.H34]" office:value-type="float" office:value="0.000839273693838727">
            <text:p>0.000839</text:p>
          </table:table-cell>
          <table:table-cell table:style-name="ce7" table:formula="oooc:=[.A34]*[.B34]*(tau^([.B34]-1))*(delta^[.C34])*[.H34]" office:value-type="float" office:value="0.00018879009545437">
            <text:p>0.00019</text:p>
          </table:table-cell>
        </table:table-row>
        <table:table-row table:style-name="ro1">
          <table:table-cell table:style-name="ce1" office:value-type="float" office:value="0.00304432279419">
            <text:p>3.044322794E-3</text:p>
          </table:table-cell>
          <table:table-cell table:style-name="ce2" office:value-type="float" office:value="2.5">
            <text:p>2.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5]*(tau^[.B35])*(delta^([.C35]-1))*([.D35]*(delta^[.D35]) - [.C35])" office:value-type="float" office:value="0.00284036227743755">
            <text:p>0.002840</text:p>
          </table:table-cell>
          <table:table-cell table:style-name="ce4" table:formula="oooc:=IF([.D35]=0;1;EXP(-(delta^[.D35])))" office:value-type="float" office:value="0.373978593465948">
            <text:p>0.3740</text:p>
          </table:table-cell>
          <table:table-cell table:style-name="ce4"/>
          <table:table-cell table:style-name="ce4" table:formula="oooc:=a*tau^t*delta^d*[.H35]" office:value-type="float" office:value="0.000148902802352304">
            <text:p>0.0001</text:p>
          </table:table-cell>
          <table:table-cell table:formula="oooc:=[.G35]*[.H35]" office:value-type="float" office:value="0.00106223468944983">
            <text:p>0.001062</text:p>
          </table:table-cell>
          <table:table-cell table:style-name="ce7" table:formula="oooc:=[.A35]*[.B35]*(tau^([.B35]-1))*(delta^[.C35])*[.H35]" office:value-type="float" office:value="0.000796479900372492">
            <text:p>0.00080</text:p>
          </table:table-cell>
        </table:table-row>
        <table:table-row table:style-name="ro1">
          <table:table-cell table:style-name="ce1" office:value-type="float" office:value="-0.0435762336045">
            <text:p>-4.357623360E-2</text:p>
          </table:table-cell>
          <table:table-cell table:style-name="ce2" office:value-type="float" office:value="4">
            <text:p>4.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36]*(tau^[.B36])*(delta^([.C36]-1))*([.D36]*(delta^[.D36]) - [.C36])" office:value-type="float" office:value="0.00194368372599883">
            <text:p>0.001944</text:p>
          </table:table-cell>
          <table:table-cell table:style-name="ce4" table:formula="oooc:=IF([.D36]=0;1;EXP(-(delta^[.D36])))" office:value-type="float" office:value="0.380076085495825">
            <text:p>0.3801</text:p>
          </table:table-cell>
          <table:table-cell table:style-name="ce4"/>
          <table:table-cell table:style-name="ce4" table:formula="oooc:=a*tau^t*delta^d*[.H36]" office:value-type="float" office:value="-0.000777305753340113">
            <text:p>-0.0008</text:p>
          </table:table-cell>
          <table:table-cell table:formula="oooc:=[.G36]*[.H36]" office:value-type="float" office:value="0.000738747702019574">
            <text:p>0.000739</text:p>
          </table:table-cell>
          <table:table-cell table:style-name="ce7" table:formula="oooc:=[.A36]*[.B36]*(tau^([.B36]-1))*(delta^[.C36])*[.H36]" office:value-type="float" office:value="-0.00665248362501048">
            <text:p>-0.00665</text:p>
          </table:table-cell>
        </table:table-row>
        <table:table-row table:style-name="ro1">
          <table:table-cell table:style-name="ce1" office:value-type="float" office:value="-0.0723174889316">
            <text:p>-7.231748893E-2</text:p>
          </table:table-cell>
          <table:table-cell table:style-name="ce2" office:value-type="float" office:value="6">
            <text:p>6.00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6" table:formula="oooc:=-[.A37]*(tau^[.B37])*(delta^([.C37]-1))*([.D37]*(delta^[.D37]) - [.C37])" office:value-type="float" office:value="-0.0000483631051620496">
            <text:p>-0.000048</text:p>
          </table:table-cell>
          <table:table-cell table:style-name="ce4" table:formula="oooc:=IF([.D37]=0;1;EXP(-(delta^[.D37])))" office:value-type="float" office:value="0.380076085495825">
            <text:p>0.3801</text:p>
          </table:table-cell>
          <table:table-cell table:style-name="ce4"/>
          <table:table-cell table:style-name="ce4" table:formula="oooc:=a*tau^t*delta^d*[.H37]" office:value-type="float" office:value="-0.000277153940817674">
            <text:p>-0.0003</text:p>
          </table:table-cell>
          <table:table-cell table:formula="oooc:=[.G37]*[.H37]" office:value-type="float" office:value="-0.0000183816596924147">
            <text:p>-0.000018</text:p>
          </table:table-cell>
          <table:table-cell table:style-name="ce7" table:formula="oooc:=[.A37]*[.B37]*(tau^([.B37]-1))*(delta^[.C37])*[.H37]" office:value-type="float" office:value="-0.0035579861173817">
            <text:p>-0.00356</text:p>
          </table:table-cell>
        </table:table-row>
        <table:table-row table:style-name="ro1">
          <table:table-cell table:style-name="ce1" office:value-type="float" office:value="0.0389644315272">
            <text:p>3.896443153E-2</text:p>
          </table:table-cell>
          <table:table-cell table:style-name="ce2" office:value-type="float" office:value="6">
            <text:p>6.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38]*(tau^[.B38])*(delta^([.C38]-1))*([.D38]*(delta^[.D38]) - [.C38])" office:value-type="float" office:value="0.000418523521009067">
            <text:p>0.000419</text:p>
          </table:table-cell>
          <table:table-cell table:style-name="ce4" table:formula="oooc:=IF([.D38]=0;1;EXP(-(delta^[.D38])))" office:value-type="float" office:value="0.380076085495825">
            <text:p>0.3801</text:p>
          </table:table-cell>
          <table:table-cell table:style-name="ce4"/>
          <table:table-cell table:style-name="ce4" table:formula="oooc:=a*tau^t*delta^d*[.H38]" office:value-type="float" office:value="0.000146874186705104">
            <text:p>0.0001</text:p>
          </table:table-cell>
          <table:table-cell table:formula="oooc:=[.G38]*[.H38]" office:value-type="float" office:value="0.000159070781553056">
            <text:p>0.000159</text:p>
          </table:table-cell>
          <table:table-cell table:style-name="ce7" table:formula="oooc:=[.A38]*[.B38]*(tau^([.B38]-1))*(delta^[.C38])*[.H38]" office:value-type="float" office:value="0.00188550924355164">
            <text:p>0.00189</text:p>
          </table:table-cell>
        </table:table-row>
        <table:table-row table:style-name="ro1">
          <table:table-cell table:style-name="ce1" office:value-type="float" office:value="-0.021220136391">
            <text:p>-2.122013639E-2</text:p>
          </table:table-cell>
          <table:table-cell table:style-name="ce2" office:value-type="float" office:value="3">
            <text:p>3.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39]*(tau^[.B39])*(delta^([.C39]-1))*([.D39]*(delta^[.D39]) - [.C39])" office:value-type="float" office:value="-0.00425715536056722">
            <text:p>-0.004257</text:p>
          </table:table-cell>
          <table:table-cell table:style-name="ce4" table:formula="oooc:=IF([.D39]=0;1;EXP(-(delta^[.D39])))" office:value-type="float" office:value="0.380076085495825">
            <text:p>0.3801</text:p>
          </table:table-cell>
          <table:table-cell table:style-name="ce4"/>
          <table:table-cell table:style-name="ce4" table:formula="oooc:=a*tau^t*delta^d*[.H39]" office:value-type="float" office:value="-0.000770584968709535">
            <text:p>-0.0008</text:p>
          </table:table-cell>
          <table:table-cell table:formula="oooc:=[.G39]*[.H39]" office:value-type="float" office:value="-0.00161804294479195">
            <text:p>-0.001618</text:p>
          </table:table-cell>
          <table:table-cell table:style-name="ce7" table:formula="oooc:=[.A39]*[.B39]*(tau^([.B39]-1))*(delta^[.C39])*[.H39]" office:value-type="float" office:value="-0.00494622341079247">
            <text:p>-0.00495</text:p>
          </table:table-cell>
        </table:table-row>
        <table:table-row table:style-name="ro1">
          <table:table-cell table:style-name="ce1" office:value-type="float" office:value="0.00408822981509">
            <text:p>4.088229815E-3</text:p>
          </table:table-cell>
          <table:table-cell table:style-name="ce2" office:value-type="float" office:value="3">
            <text:p>3.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0]*(tau^[.B40])*(delta^([.C40]-1))*([.D40]*(delta^[.D40]) - [.C40])" office:value-type="float" office:value="0.00119729321221542">
            <text:p>0.001197</text:p>
          </table:table-cell>
          <table:table-cell table:style-name="ce4" table:formula="oooc:=IF([.D40]=0;1;EXP(-(delta^[.D40])))" office:value-type="float" office:value="0.380076085495825">
            <text:p>0.3801</text:p>
          </table:table-cell>
          <table:table-cell table:style-name="ce4"/>
          <table:table-cell table:style-name="ce4" table:formula="oooc:=a*tau^t*delta^d*[.H40]" office:value-type="float" office:value="0.000146018227881238">
            <text:p>0.0001</text:p>
          </table:table-cell>
          <table:table-cell table:formula="oooc:=[.G40]*[.H40]" office:value-type="float" office:value="0.000455062517289558">
            <text:p>0.000455</text:p>
          </table:table-cell>
          <table:table-cell table:style-name="ce7" table:formula="oooc:=[.A40]*[.B40]*(tau^([.B40]-1))*(delta^[.C40])*[.H40]" office:value-type="float" office:value="0.000937260401481888">
            <text:p>0.00094</text:p>
          </table:table-cell>
        </table:table-row>
        <table:table-row table:style-name="ro1">
          <table:table-cell table:style-name="ce1" office:value-type="float" office:value="-0.0000551990017984">
            <text:p>-5.519900180E-5</text:p>
          </table:table-cell>
          <table:table-cell table:style-name="ce2" office:value-type="float" office:value="6">
            <text:p>6.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1]*(tau^[.B41])*(delta^([.C41]-1))*([.D41]*(delta^[.D41]) - [.C41])" office:value-type="float" office:value="-0.00000310729791028515">
            <text:p>-0.000003</text:p>
          </table:table-cell>
          <table:table-cell table:style-name="ce4" table:formula="oooc:=IF([.D41]=0;1;EXP(-(delta^[.D41])))" office:value-type="float" office:value="0.380076085495825">
            <text:p>0.3801</text:p>
          </table:table-cell>
          <table:table-cell table:style-name="ce4"/>
          <table:table-cell table:style-name="ce4" table:formula="oooc:=a*tau^t*delta^d*[.H41]" office:value-type="float" office:value="-0.00000019151615069574">
            <text:p>0.0000</text:p>
          </table:table-cell>
          <table:table-cell table:formula="oooc:=[.G41]*[.H41]" office:value-type="float" office:value="-0.00000118100962621054">
            <text:p>-0.000001</text:p>
          </table:table-cell>
          <table:table-cell table:style-name="ce7" table:formula="oooc:=[.A41]*[.B41]*(tau^([.B41]-1))*(delta^[.C41])*[.H41]" office:value-type="float" office:value="-0.00000245860406465623">
            <text:p>0.00000</text:p>
          </table:table-cell>
        </table:table-row>
        <table:table-row table:style-name="ro1">
          <table:table-cell table:style-name="ce1" office:value-type="float" office:value="-0.0462016716479">
            <text:p>-4.620167165E-2</text:p>
          </table:table-cell>
          <table:table-cell table:style-name="ce2" office:value-type="float" office:value="16">
            <text:p>16.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42]*(tau^[.B42])*(delta^([.C42]-1))*([.D42]*(delta^[.D42]) - [.C42])" office:value-type="float" office:value="-0.000000261075598544886">
            <text:p>0.000000</text:p>
          </table:table-cell>
          <table:table-cell table:style-name="ce4" table:formula="oooc:=IF([.D42]=0;1;EXP(-(delta^[.D42])))" office:value-type="float" office:value="0.386170283356103">
            <text:p>0.3862</text:p>
          </table:table-cell>
          <table:table-cell table:style-name="ce4"/>
          <table:table-cell table:style-name="ce4" table:formula="oooc:=a*tau^t*delta^d*[.H42]" office:value-type="float" office:value="-0.0000000865611722236456">
            <text:p>0.0000</text:p>
          </table:table-cell>
          <table:table-cell table:formula="oooc:=[.G42]*[.H42]" office:value-type="float" office:value="-0.000000100819637867443">
            <text:p>0.000000</text:p>
          </table:table-cell>
          <table:table-cell table:style-name="ce7" table:formula="oooc:=[.A42]*[.B42]*(tau^([.B42]-1))*(delta^[.C42])*[.H42]" office:value-type="float" office:value="-0.00000296329612024652">
            <text:p>0.00000</text:p>
          </table:table-cell>
        </table:table-row>
        <table:table-row table:style-name="ro1">
          <table:table-cell table:style-name="ce1" office:value-type="float" office:value="-0.00300311716011">
            <text:p>-3.003117160E-3</text:p>
          </table:table-cell>
          <table:table-cell table:style-name="ce2" office:value-type="float" office:value="11">
            <text:p>11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43]*(tau^[.B43])*(delta^([.C43]-1))*([.D43]*(delta^[.D43]) - [.C43])" office:value-type="float" office:value="-0.00000140171957967001">
            <text:p>-0.000001</text:p>
          </table:table-cell>
          <table:table-cell table:style-name="ce4" table:formula="oooc:=IF([.D43]=0;1;EXP(-(delta^[.D43])))" office:value-type="float" office:value="0.386170283356103">
            <text:p>0.3862</text:p>
          </table:table-cell>
          <table:table-cell table:style-name="ce4"/>
          <table:table-cell table:style-name="ce4" table:formula="oooc:=a*tau^t*delta^d*[.H43]" office:value-type="float" office:value="-0.000000248140029039765">
            <text:p>0.0000</text:p>
          </table:table-cell>
          <table:table-cell table:formula="oooc:=[.G43]*[.H43]" office:value-type="float" office:value="-0.000000541302447266963">
            <text:p>-0.000001</text:p>
          </table:table-cell>
          <table:table-cell table:style-name="ce7" table:formula="oooc:=[.A43]*[.B43]*(tau^([.B43]-1))*(delta^[.C43])*[.H43]" office:value-type="float" office:value="-0.00000584011574622877">
            <text:p>-0.00001</text:p>
          </table:table-cell>
        </table:table-row>
        <table:table-row table:style-name="ro1">
          <table:table-cell table:style-name="ce1" office:value-type="float" office:value="0.0368825891208">
            <text:p>3.688258912E-2</text:p>
          </table:table-cell>
          <table:table-cell table:style-name="ce2" office:value-type="float" office:value="15">
            <text:p>15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44]*(tau^[.B44])*(delta^([.C44]-1))*([.D44]*(delta^[.D44]) - [.C44])" office:value-type="float" office:value="0.000000821452587505543">
            <text:p>0.000001</text:p>
          </table:table-cell>
          <table:table-cell table:style-name="ce4" table:formula="oooc:=IF([.D44]=0;1;EXP(-(delta^[.D44])))" office:value-type="float" office:value="0.386170283356103">
            <text:p>0.3862</text:p>
          </table:table-cell>
          <table:table-cell table:style-name="ce4"/>
          <table:table-cell table:style-name="ce4" table:formula="oooc:=a*tau^t*delta^d*[.H44]" office:value-type="float" office:value="0.000000145418007905977">
            <text:p>0.0000</text:p>
          </table:table-cell>
          <table:table-cell table:formula="oooc:=[.G44]*[.H44]" office:value-type="float" office:value="0.00000031722057848062">
            <text:p>0.000000</text:p>
          </table:table-cell>
          <table:table-cell table:style-name="ce7" table:formula="oooc:=[.A44]*[.B44]*(tau^([.B44]-1))*(delta^[.C44])*[.H44]" office:value-type="float" office:value="0.00000466703857629015">
            <text:p>0.00000</text:p>
          </table:table-cell>
        </table:table-row>
        <table:table-row table:style-name="ro1">
          <table:table-cell table:style-name="ce1" office:value-type="float" office:value="-0.0025585684622">
            <text:p>-2.558568462E-3</text:p>
          </table:table-cell>
          <table:table-cell table:style-name="ce2" office:value-type="float" office:value="12">
            <text:p>12.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45]*(tau^[.B45])*(delta^([.C45]-1))*([.D45]*(delta^[.D45]) - [.C45])" office:value-type="float" office:value="-0.00000127362937195448">
            <text:p>-0.000001</text:p>
          </table:table-cell>
          <table:table-cell table:style-name="ce4" table:formula="oooc:=IF([.D45]=0;1;EXP(-(delta^[.D45])))" office:value-type="float" office:value="0.386170283356103">
            <text:p>0.3862</text:p>
          </table:table-cell>
          <table:table-cell table:style-name="ce4"/>
          <table:table-cell table:style-name="ce4" table:formula="oooc:=a*tau^t*delta^d*[.H45]" office:value-type="float" office:value="-0.0000000940129941929759">
            <text:p>0.0000</text:p>
          </table:table-cell>
          <table:table-cell table:formula="oooc:=[.G45]*[.H45]" office:value-type="float" office:value="-0.000000491837815458317">
            <text:p>0.000000</text:p>
          </table:table-cell>
          <table:table-cell table:style-name="ce7" table:formula="oooc:=[.A45]*[.B45]*(tau^([.B45]-1))*(delta^[.C45])*[.H45]" office:value-type="float" office:value="-0.00000241379882389725">
            <text:p>0.00000</text:p>
          </table:table-cell>
        </table:table-row>
        <table:table-row table:style-name="ro1">
          <table:table-cell table:style-name="ce1" office:value-type="float" office:value="0.00896915264558">
            <text:p>8.969152646E-3</text:p>
          </table:table-cell>
          <table:table-cell table:style-name="ce2" office:value-type="float" office:value="12">
            <text:p>12.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46]*(tau^[.B46])*(delta^([.C46]-1))*([.D46]*(delta^[.D46]) - [.C46])" office:value-type="float" office:value="-0.00000070072267640381">
            <text:p>-0.000001</text:p>
          </table:table-cell>
          <table:table-cell table:style-name="ce4" table:formula="oooc:=IF([.D46]=0;1;EXP(-(delta^[.D46])))" office:value-type="float" office:value="0.392259582638203">
            <text:p>0.3923</text:p>
          </table:table-cell>
          <table:table-cell table:style-name="ce4"/>
          <table:table-cell table:style-name="ce4" table:formula="oooc:=a*tau^t*delta^d*[.H46]" office:value-type="float" office:value="0.000000363697167669725">
            <text:p>0.0000</text:p>
          </table:table-cell>
          <table:table-cell table:formula="oooc:=[.G46]*[.H46]" office:value-type="float" office:value="-0.000000274865184591283">
            <text:p>0.000000</text:p>
          </table:table-cell>
          <table:table-cell table:style-name="ce7" table:formula="oooc:=[.A46]*[.B46]*(tau^([.B46]-1))*(delta^[.C46])*[.H46]" office:value-type="float" office:value="0.00000933798357463159">
            <text:p>0.00001</text:p>
          </table:table-cell>
        </table:table-row>
        <table:table-row table:style-name="ro1">
          <table:table-cell table:style-name="ce1" office:value-type="float" office:value="-0.0044151337035">
            <text:p>-4.415133704E-3</text:p>
          </table:table-cell>
          <table:table-cell table:style-name="ce2" office:value-type="float" office:value="7">
            <text:p>7.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47]*(tau^[.B47])*(delta^([.C47]-1))*([.D47]*(delta^[.D47]) - [.C47])" office:value-type="float" office:value="-0.0000252953447718655">
            <text:p>-0.000025</text:p>
          </table:table-cell>
          <table:table-cell table:style-name="ce4" table:formula="oooc:=IF([.D47]=0;1;EXP(-(delta^[.D47])))" office:value-type="float" office:value="0.392259582638203">
            <text:p>0.3923</text:p>
          </table:table-cell>
          <table:table-cell table:style-name="ce4"/>
          <table:table-cell table:style-name="ce4" table:formula="oooc:=a*tau^t*delta^d*[.H47]" office:value-type="float" office:value="-0.0000077658837788399">
            <text:p>0.0000</text:p>
          </table:table-cell>
          <table:table-cell table:formula="oooc:=[.G47]*[.H47]" office:value-type="float" office:value="-0.00000992234138290139">
            <text:p>-0.000010</text:p>
          </table:table-cell>
          <table:table-cell table:style-name="ce7" table:formula="oooc:=[.A47]*[.B47]*(tau^([.B47]-1))*(delta^[.C47])*[.H47]" office:value-type="float" office:value="-0.000116311020841317">
            <text:p>-0.00012</text:p>
          </table:table-cell>
        </table:table-row>
        <table:table-row table:style-name="ro1">
          <table:table-cell table:style-name="ce1" office:value-type="float" office:value="0.00133722924858">
            <text:p>1.337229249E-3</text:p>
          </table:table-cell>
          <table:table-cell table:style-name="ce2" office:value-type="float" office:value="4">
            <text:p>4.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48]*(tau^[.B48])*(delta^([.C48]-1))*([.D48]*(delta^[.D48]) - [.C48])" office:value-type="float" office:value="0.00013253909840261">
            <text:p>0.000133</text:p>
          </table:table-cell>
          <table:table-cell table:style-name="ce4" table:formula="oooc:=IF([.D48]=0;1;EXP(-(delta^[.D48])))" office:value-type="float" office:value="0.392259582638203">
            <text:p>0.3923</text:p>
          </table:table-cell>
          <table:table-cell table:style-name="ce4"/>
          <table:table-cell table:style-name="ce4" table:formula="oooc:=a*tau^t*delta^d*[.H48]" office:value-type="float" office:value="0.0000226593853954249">
            <text:p>0.0000</text:p>
          </table:table-cell>
          <table:table-cell table:formula="oooc:=[.G48]*[.H48]" office:value-type="float" office:value="0.0000519897314226516">
            <text:p>0.000052</text:p>
          </table:table-cell>
          <table:table-cell table:style-name="ce7" table:formula="oooc:=[.A48]*[.B48]*(tau^([.B48]-1))*(delta^[.C48])*[.H48]" office:value-type="float" office:value="0.000193927794369365">
            <text:p>0.00019</text:p>
          </table:table-cell>
        </table:table-row>
        <table:table-row table:style-name="ro1">
          <table:table-cell table:style-name="ce1" office:value-type="float" office:value="0.000264832491957">
            <text:p>2.648324920E-4</text:p>
          </table:table-cell>
          <table:table-cell table:style-name="ce2" office:value-type="float" office:value="16">
            <text:p>16.0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49]*(tau^[.B49])*(delta^([.C49]-1))*([.D49]*(delta^[.D49]) - [.C49])" office:value-type="float" office:value="0.00000000632072003240606">
            <text:p>0.000000</text:p>
          </table:table-cell>
          <table:table-cell table:style-name="ce4" table:formula="oooc:=IF([.D49]=0;1;EXP(-(delta^[.D49])))" office:value-type="float" office:value="0.392259582638203">
            <text:p>0.3923</text:p>
          </table:table-cell>
          <table:table-cell table:style-name="ce4"/>
          <table:table-cell table:style-name="ce4" table:formula="oooc:=a*tau^t*delta^d*[.H49]" office:value-type="float" office:value="0.000000000463904374368519">
            <text:p>0.0000</text:p>
          </table:table-cell>
          <table:table-cell table:formula="oooc:=[.G49]*[.H49]" office:value-type="float" office:value="0.00000000247936300188453">
            <text:p>0.000000</text:p>
          </table:table-cell>
          <table:table-cell table:style-name="ce7" table:formula="oooc:=[.A49]*[.B49]*(tau^([.B49]-1))*(delta^[.C49])*[.H49]" office:value-type="float" office:value="0.0000000158810930746165">
            <text:p>0.00000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/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office:value-type="string">
            <text:p>bet</text:p>
          </table:table-cell>
          <table:table-cell office:value-type="string">
            <text:p>gam</text:p>
          </table:table-cell>
          <table:table-cell table:number-columns-repeated="6"/>
        </table:table-row>
        <table:table-row table:style-name="ro1">
          <table:table-cell table:style-name="ce1" office:value-type="float" office:value="19.6688194015">
            <text:p>1.966881940E+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32.3928922819883">
            <text:p>32.39</text:p>
          </table:table-cell>
          <table:table-cell table:formula="oooc:=-phi*delta^2 +2*phi*delta-bet*tau^2+2*bet*gam*tau-phi-bet*gam^2" office:value-type="float" office:value="-155.916209011907">
            <text:p>-155.92</text:p>
          </table:table-cell>
          <table:table-cell table:formula="oooc:=2*bet*(tau^2) - 2*bet*gam*tau-t" office:value-type="float" office:value="-210.415552790123">
            <text:p>-210.42</text:p>
          </table:table-cell>
          <table:table-cell table:style-name="ce7" table:formula="oooc:=a*tau^t*delta^d*EXP([.H52])" office:value-type="float" office:value="3.7413513052239E-067">
            <text:p>0.00000</text:p>
          </table:table-cell>
          <table:table-cell table:formula="oooc:=[.G52]*EXP([.H52])" office:value-type="float" office:value="6.26470339100881E-067">
            <text:p>0.000000</text:p>
          </table:table-cell>
          <table:table-cell table:style-name="ce7" table:formula="oooc:=-[.B52]*(tau^([.C52]-1))*(delta^([.D52]))*EXP([.I52])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20.911560073">
            <text:p>-2.091156007E+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-16.0962951666415">
            <text:p>-16.1</text:p>
          </table:table-cell>
          <table:table-cell table:formula="oooc:=-phi*delta^2 +2*phi*delta-bet*tau^2+2*bet*gam*tau-phi-bet*gam^2" office:value-type="float" office:value="-155.916209011907">
            <text:p>-155.92</text:p>
          </table:table-cell>
          <table:table-cell table:formula="oooc:=2*bet*(tau^2) - 2*bet*gam*tau-t" office:value-type="float" office:value="-211.415552790123">
            <text:p>-211.42</text:p>
          </table:table-cell>
          <table:table-cell table:style-name="ce7" table:formula="oooc:=a*tau^t*delta^d*EXP([.H53])" office:value-type="float" office:value="-1.85910830088084E-067">
            <text:p>0.00000</text:p>
          </table:table-cell>
          <table:table-cell table:formula="oooc:=[.G53]*EXP([.H53])" office:value-type="float" office:value="-3.11298275051555E-067">
            <text:p>0.000000</text:p>
          </table:table-cell>
          <table:table-cell table:style-name="ce7" table:formula="oooc:=-[.B53]*(tau^([.C53]-1))*(delta^([.D53]))*EXP([.I53])" office:value-type="float" office:value="-1.09491456693654E-092">
            <text:p>0.00000</text:p>
          </table:table-cell>
        </table:table-row>
        <table:table-row table:style-name="ro1">
          <table:table-cell table:style-name="ce1" office:value-type="float" office:value="0.0167788306989">
            <text:p>1.677883070E-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1.13">
            <text:p>1.13</text:p>
          </table:table-cell>
          <table:table-cell table:formula="oooc:=-a*tau^t*delta^(d-1)*(2*phi*delta^2 - 2*phi*delta - d)" office:value-type="float" office:value="0.0123572749752419">
            <text:p>0.01</text:p>
          </table:table-cell>
          <table:table-cell table:formula="oooc:=-phi*delta^2 +2*phi*delta-bet*tau^2+2*bet*gam*tau-phi-bet*gam^2" office:value-type="float" office:value="-131.724518536708">
            <text:p>-131.72</text:p>
          </table:table-cell>
          <table:table-cell table:formula="oooc:=2*bet*(tau^2) - 2*bet*gam*tau-t" office:value-type="float" office:value="-187.816941037037">
            <text:p>-187.82</text:p>
          </table:table-cell>
          <table:table-cell table:style-name="ce7" table:formula="oooc:=a*tau^t*delta^d*EXP([.H54])" office:value-type="float" office:value="2.16403613640899E-060">
            <text:p>0.00000</text:p>
          </table:table-cell>
          <table:table-cell table:formula="oooc:=[.G54]*EXP([.H54])" office:value-type="float" office:value="7.66816022631884E-060">
            <text:p>0.000000</text:p>
          </table:table-cell>
          <table:table-cell table:style-name="ce7" table:formula="oooc:=-[.B54]*(tau^([.C54]-1))*(delta^([.D54]))*EXP([.I54])" office:value-type="float" office:value="-9.21501747715358E-083">
            <text:p>0.00000</text:p>
          </table:table-cell>
        </table:table-row>
        <table:table-row table:style-name="ro1">
          <table:table-cell table:style-name="ce1" office:value-type="float" office:value="2627.67566274">
            <text:p>2.627675663E+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office:value-type="float" office:value="1.25">
            <text:p>1.25</text:p>
          </table:table-cell>
          <table:table-cell table:formula="oooc:=-a*tau^t*delta^(d-1)*(2*phi*delta^2 - 2*phi*delta - d)" office:value-type="float" office:value="741.092103350335">
            <text:p>741.09</text:p>
          </table:table-cell>
          <table:table-cell table:formula="oooc:=-phi*delta^2 +2*phi*delta-bet*tau^2+2*bet*gam*tau-phi-bet*gam^2" office:value-type="float" office:value="-168.443583783402">
            <text:p>-168.44</text:p>
          </table:table-cell>
          <table:table-cell table:formula="oooc:=2*bet*(tau^2) - 2*bet*gam*tau-t" office:value-type="float" office:value="-204.179129283951">
            <text:p>-204.18</text:p>
          </table:table-cell>
          <table:table-cell table:style-name="ce7" table:formula="oooc:=a*tau^t*delta^d*EXP([.H55])" office:value-type="float" office:value="1.81993470762519E-071">
            <text:p>0.00000</text:p>
          </table:table-cell>
          <table:table-cell table:formula="oooc:=[.G55]*EXP([.H55])" office:value-type="float" office:value="5.19700621946313E-071">
            <text:p>0.000000</text:p>
          </table:table-cell>
          <table:table-cell table:style-name="ce7" table:formula="oooc:=-[.B55]*(tau^([.C55]-1))*(delta^([.D55]))*EXP([.I55])" office:value-type="float" office:value="-1.96293263264928E-089">
            <text:p>0.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6"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</table:table-row>
        <table:table-row table:style-name="ro1">
          <table:table-cell table:number-columns-repeated="9"/>
          <table:table-cell table:style-name="ce6" table:formula="oooc:=SUM([.J18:.J55])" office:value-type="float" office:value="-0.0217377251106868">
            <text:p>-0.021738</text:p>
          </table:table-cell>
          <table:table-cell table:formula="oooc:=SUM([.K18:.K55])" office:value-type="float" office:value="0.097496565885011">
            <text:p>0.097497</text:p>
          </table:table-cell>
          <table:table-cell table:style-name="ce6" table:formula="oooc:=SUM([.L18:.L55])" office:value-type="float" office:value="-1.47499136495616">
            <text:p>-1.474991</text:p>
          </table:table-cell>
        </table:table-row>
        <table:table-row table:style-name="ro1" table:number-rows-repeated="654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tau" table:base-cell-address="$Sheet1.$A$1" table:cell-range-address="$Sheet1.$B$4"/>
        <table:named-range table:name="delta" table:base-cell-address="$Sheet1.$A$2" table:cell-range-address="$Sheet1.$B$5"/>
        <table:named-range table:name="a" table:base-cell-address="$Sheet1.$A$4" table:cell-range-address="$Sheet1.$A$18:.$A$55"/>
        <table:named-range table:name="l" table:base-cell-address="$Sheet1.$D$4" table:cell-range-address="$Sheet1.$D$18:.$D$55"/>
        <table:named-range table:name="phi" table:base-cell-address="$Sheet1.$D$38" table:cell-range-address="$Sheet1.$D$52:.$D$55"/>
        <table:named-range table:name="bet" table:base-cell-address="$Sheet1.$E$38" table:cell-range-address="$Sheet1.$E$52:.$E$55"/>
        <table:named-range table:name="gam" table:base-cell-address="$Sheet1.$F$38" table:cell-range-address="$Sheet1.$F$52:.$F$55"/>
        <table:named-range table:name="_rho" table:base-cell-address="$Sheet1.$B$2" table:cell-range-address="$Sheet1.$B$2"/>
        <table:named-range table:name="_rho1" table:base-cell-address="$Sheet1.$A$2" table:cell-range-address="$Sheet1.$B$2"/>
        <table:named-range table:name="T_star" table:base-cell-address="$Sheet1.$D$4" table:cell-range-address="$Sheet1.$E$4"/>
        <table:named-range table:name="_rho_star" table:base-cell-address="$Sheet1.$D$5" table:cell-range-address="$Sheet1.$E$5"/>
        <table:named-range table:name="_T" table:base-cell-address="$Sheet1.$A$1" table:cell-range-address="$Sheet1.$B$1"/>
        <table:named-range table:name="_rhostar" table:base-cell-address="$Sheet1.$D$5" table:cell-range-address="$Sheet1.$E$5"/>
        <table:named-range table:name="rho_star" table:base-cell-address="$Sheet1.$E$5" table:cell-range-address="$Sheet1.$E$5"/>
        <table:named-range table:name="_R" table:base-cell-address="$Sheet1.$B$2" table:cell-range-address="$Sheet1.$E$3"/>
        <table:named-range table:name="phir_del" table:base-cell-address="$Sheet1.$J$50" table:cell-range-address="$Sheet1.$K$58"/>
        <table:named-range table:name="_RTrho" table:base-cell-address="$Sheet1.$A$7" table:cell-range-address="$Sheet1.$B$7"/>
        <table:named-range table:name="t" table:base-cell-address="$Sheet1.$B$12" table:cell-range-address="$Sheet1.$B$18:.$B$55"/>
        <table:named-range table:name="d" table:base-cell-address="$Sheet1.$C$12" table:cell-range-address="$Sheet1.$C$18:.$C$55"/>
        <table:named-range table:name="phir_tau" table:base-cell-address="$Sheet1.$K$52" table:cell-range-address="$Sheet1.$L$58"/>
        <table:named-range table:name="phir" table:base-cell-address="$Sheet1.$J$52" table:cell-range-address="$Sheet1.$J$5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9" number:min-integer-digits="1" number:min-exponent-digits="3"/>
    </number:number-style>
    <number:number-style style:name="N109">
      <number:scientific-number number:decimal-places="9" number:min-integer-digits="1" number:min-exponent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31">31/08/2008</text:date>, <text:time>01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8-29T15:46:19</meta:creation-date>
    <dc:creator>John Pye</dc:creator>
    <dc:date>2008-08-31T01:02:39</dc:date>
    <meta:editing-cycles>2</meta:editing-cycles>
    <meta:editing-duration>PT1H14M20S</meta:editing-duration>
    <meta:user-defined meta:name="Info 1"/>
    <meta:user-defined meta:name="Info 2"/>
    <meta:user-defined meta:name="Info 3"/>
    <meta:user-defined meta:name="Info 4"/>
    <meta:document-statistic meta:table-count="3" meta:cell-count="375"/>
  </office:meta>
</office:document-meta>
</file>